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3.5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40" calcext:value-type="float">
            <text:p>140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7"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table:table-column table:style-name="co1" table:default-cell-style-name="ce20"/>
        <table:table-column table:style-name="co7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8" table:default-cell-style-name="ce17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main.A1:main.R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23:08:31.1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16T23:30:20.735000000</dc:date>
    <meta:editing-cycles>38</meta:editing-cycles>
    <meta:editing-duration>P1DT5H23M18S</meta:editing-duration>
    <meta:generator>LibreOffice/7.2.5.2$Windows_X86_64 LibreOffice_project/499f9727c189e6ef3471021d6132d4c694f357e5</meta:generator>
    <meta:document-statistic meta:table-count="4" meta:cell-count="2172" meta:object-count="0"/>
  </office:meta>
</office:document-meta>
</file>